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0pt" fo:font-weight="bold" fo:background-color="#ffff99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alibri" fo:font-size="10pt" fo:background-color="transparent" style:font-size-asian="10pt" style:font-size-complex="10pt"/>
    </style:style>
    <style:style style:name="P3" style:family="paragraph" style:parent-style-name="Standard">
      <style:paragraph-properties fo:background-color="#ff3333">
        <style:background-image/>
      </style:paragraph-properties>
      <style:text-properties style:font-name="Calibri" fo:font-size="10pt" fo:background-color="transparent" style:font-size-asian="10pt" style:font-size-complex="10pt"/>
    </style:style>
    <style:style style:name="P4" style:family="paragraph" style:parent-style-name="Standard">
      <style:paragraph-properties fo:background-color="#99ff66">
        <style:background-image/>
      </style:paragraph-properties>
      <style:text-properties style:font-name="Calibri" fo:font-size="10pt" fo:background-color="transparent" style:font-size-asian="10pt" style:font-size-complex="10pt"/>
    </style:style>
    <style:style style:name="P5" style:family="paragraph" style:parent-style-name="Standard">
      <style:paragraph-properties fo:background-color="#99ff66">
        <style:background-image/>
      </style:paragraph-properties>
      <style:text-properties style:font-name="Calibri" fo:font-size="10pt" fo:font-weight="bold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Calibri" fo:font-size="10pt" fo:font-weight="bold" fo:background-color="#ffff99" style:font-size-asian="10pt" style:font-weight-asian="bold" style:font-size-complex="10pt" style:font-weight-complex="bold"/>
    </style:style>
    <style:style style:name="P7" style:family="paragraph" style:parent-style-name="Standard">
      <style:paragraph-properties fo:background-color="#99ff66">
        <style:background-image/>
      </style:paragraph-properties>
      <style:text-properties style:font-name="Calibri" fo:font-size="10pt" fo:background-color="transparen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buntu 22.04 LTS (Jammy Jellyfish) Review</text:p>
      <text:p text:style-name="P1"/>
      <text:p text:style-name="P1">[INSERT TECSEEK TECHNOLOGY LOGO]</text:p>
      <text:p text:style-name="P2"/>
      <text:p text:style-name="P4">Before we even installed Ubuntu 22.04, the Jammy Jellyfish, we were pretty excited.</text:p>
      <text:p text:style-name="P4"/>
      <text:p text:style-name="P4">The primary development focus of this particular version has been stability because it's a long-term support release.</text:p>
      <text:p text:style-name="P4"/>
      <text:p text:style-name="P4">Still, it offers plenty of new stuff.</text:p>
      <text:p text:style-name="P4"/>
      <text:p text:style-name="P4">When looking around the office to see what hardware we could install it on we decided to try dual-booting it on a HP laptop which had Windows 11 already installed.</text:p>
      <text:p text:style-name="P4"/>
      <text:p text:style-name="P4">We installed Jammy alongside Windows 11 using a standard dual-boot configuration with all settings left at default.</text:p>
      <text:p text:style-name="P4"/>
      <text:p text:style-name="P4">Boot times for the live system were impressive, suggesting to us things could only get better once it was installed on real hardware.</text:p>
      <text:p text:style-name="P4"/>
      <text:p text:style-name="P4">The installation process was simple and fast, thanks to Ubiquity.</text:p>
      <text:p text:style-name="P4"/>
      <text:p text:style-name="P4">Because of the dual-boot environment we were installing we expected the entire process to take a much longer.</text:p>
      <text:p text:style-name="P4"/>
      <text:p text:style-name="P4">Jammy resized the hard disk into a 60:40 configuration, leaving the larger chunk of the disk allocated to the existing Windows 11 instance and the smaller chunk allocated for the Jammy installation.</text:p>
      <text:p text:style-name="P4"/>
      <text:p text:style-name="P4">Windows installations typically consume hard disk space much more aggressively than Linux, so the 60:40 allocation seemed reasonable to us.</text:p>
      <text:p text:style-name="P4"/>
      <text:p text:style-name="P4">The automated hard disk reallocation from inside Ubiquity was flawless.</text:p>
      <text:p text:style-name="P4"/>
      <text:p text:style-name="P4">The remainder of the operating system was installed in a ridiculously short amount of time.</text:p>
      <text:p text:style-name="P4"/>
      <text:p text:style-name="P4">So short in fact that it shook our confidence that it had completed properly.</text:p>
      <text:p text:style-name="P4"/>
      <text:p text:style-name="P4">Before diving into Jammy we performed a basic boot test, to make sure both Windows 11 and Jammy had both been detected by the GRUB boot loader.</text:p>
      <text:p text:style-name="P4"/>
      <text:p text:style-name="P4">Both were detected and booted with no issues.</text:p>
      <text:p text:style-name="P4"/>
      <text:p text:style-name="P4">Completing a dual-boot installation with Jammy is simple and fast, and we think there really is no excuse for anyone to claim that dual-booting is too difficult in a modern era of Windows and Linux.</text:p>
      <text:p text:style-name="P4"/>
      <text:p text:style-name="P4">We often experience driver issues with Linux and the Realtek Wi-Fi adapter inside this particular laptop.</text:p>
      <text:p text:style-name="P4"/>
      <text:p text:style-name="P4">Jammy installed the open-source driver but the proprietary Realtek driver is available.</text:p>
      <text:p text:style-name="P4"/>
      <text:p text:style-name="P3">[INSERT SCREENSHOT]</text:p>
      <text:p text:style-name="P4"/>
      <text:p text:style-name="P4">We found the open-source driver works without any issues on Jammy so we left it as is.</text:p>
      <text:p text:style-name="P4"/>
      <text:p text:style-name="P4">Jammy ships with a Linux 5.15.0-25 kernel installed but can be immediately updated to 5.15.0-27.</text:p>
      <text:p text:style-name="P4"/>
      <text:p text:style-name="P4">GNOME 42.0 is included running on Wayland and the core shell running Bash 5.1.16.</text:p>
      <text:p text:style-name="P4"/>
      <text:p text:style-name="P3">[INSERT SCREENSHOT]</text:p>
      <text:p text:style-name="P4"><text:soft-page-break/></text:p>
      <text:p text:style-name="P4">X.Org is included if that's what you prefer to use, however, it's time we get real about Wayland.</text:p>
      <text:p text:style-name="P4"/>
      <text:p text:style-name="P4">Wayland is stable and now works on a large amount of display hardware.</text:p>
      <text:p text:style-name="P4"/>
      <text:p text:style-name="P4">We believe any complaints about deficiencies of Wayland are unjustified.</text:p>
      <text:p text:style-name="P4"/>
      <text:p text:style-name="P4">The screenshot tool has been greatly improved.</text:p>
      <text:p text:style-name="P4"/>
      <text:p text:style-name="P4">After pressing the Print Screen key you now have the option to choose between a selected portion of the screen, the entire screen or selected window.</text:p>
      <text:p text:style-name="P4"/>
      <text:p text:style-name="P4">All of these options were available already but have received some very welcome usability improvements which takes full advantage of them.</text:p>
      <text:p text:style-name="P4"/>
      <text:p text:style-name="P4">There's also a screencast option too for recording screen activity for demonstrations, if that's your thing.</text:p>
      <text:p text:style-name="P4"/>
      <text:p text:style-name="P4">While it's not a feature we find particularly useful we understand there are many that will, so they will welcome the addition we're sure.</text:p>
      <text:p text:style-name="P4"/>
      <text:p text:style-name="P4">The screenshot tool changes are welcome but if you're looking for a great third-party tool which offers even greater options, consider something like Flameshot.</text:p>
      <text:p text:style-name="P4"/>
      <text:p text:style-name="P4">The software selection Jammy ships with is standard and follows what has become common practice with most mainstream Linux distributions.</text:p>
      <text:p text:style-name="P4"/>
      <text:p text:style-name="P4">This is where third-party and niche Linux distributions should be commended, by stepping up and offering users additional software and tools not shipped with the mainstream distributions.</text:p>
      <text:p text:style-name="P4"/>
      <text:p text:style-name="P4">Packages like GIMP, Emacs and Vim we believe should be standard in any Linux distribution.</text:p>
      <text:p text:style-name="P4"/>
      <text:p text:style-name="P3">[INSERT SCREENSHOT]</text:p>
      <text:p text:style-name="P4"/>
      <text:p text:style-name="P4">As anyone should expect, they are absent from Jammy.</text:p>
      <text:p text:style-name="P4"/>
      <text:p text:style-name="P4">It's too quick and easy to install packages in Linux these days and it makes any complaint moot.</text:p>
      <text:p text:style-name="P4"/>
      <text:p text:style-name="P4">Firefox 99.0.1 ships as the default browser.</text:p>
      <text:p text:style-name="P4"/>
      <text:p text:style-name="P3">[INSERT SCREENSHOT]</text:p>
      <text:p text:style-name="P4"/>
      <text:p text:style-name="P4">You will find a video package is included but you might have to think about installing some extra codecs, depending on what you are trying to play.</text:p>
      <text:p text:style-name="P4"/>
      <text:p text:style-name="P4">We don't personally like the default video package and prefer something a bit more focused, perhaps something like VLC media player.</text:p>
      <text:p text:style-name="P4"/>
      <text:p text:style-name="P4">Music lovers will find Rhythmbox installed, but as with videos you might have to install the required codecs before any of your songs can be heard.</text:p>
      <text:p text:style-name="P4"/>
      <text:p text:style-name="P4">Jammy looks awesome!</text:p>
      <text:p text:style-name="P4"/>
      <text:p text:style-name="P3">[INSERT SCREENSHOT]</text:p>
      <text:p text:style-name="P4"/>
      <text:p text:style-name="P4">It ships with light mode as default but is easily changed to dark mode, which we recommend.</text:p>
      <text:p text:style-name="P4"><text:soft-page-break/></text:p>
      <text:p text:style-name="P3">[INSERT SCREENSHOT]</text:p>
      <text:p text:style-name="P4"/>
      <text:p text:style-name="P4">Inside the Appearance settings you will find a color palette which allows you to change the theme accent.</text:p>
      <text:p text:style-name="P4"/>
      <text:p text:style-name="P3">[INSERT SCREENSHOT]</text:p>
      <text:p text:style-name="P4"/>
      <text:p text:style-name="P4">We like dark mode with the orange accent but you can switch to whatever works best for your own eyes.</text:p>
      <text:p text:style-name="P4"/>
      <text:p text:style-name="P4">Having the choice to change the theme accent is a welcome addition.</text:p>
      <text:p text:style-name="P4"/>
      <text:p text:style-name="P4">Desktop icons placement can be changed too.</text:p>
      <text:p text:style-name="P4"/>
      <text:p text:style-name="P3">[INSERT SCREENSHOT]</text:p>
      <text:p text:style-name="P4"/>
      <text:p text:style-name="P4">The default option is Bottom Right but you can change to either corner of the display.</text:p>
      <text:p text:style-name="P4"/>
      <text:p text:style-name="P4">The dock is a little chunky and in our opinion still uses too many pixels by default.</text:p>
      <text:p text:style-name="P4"/>
      <text:p text:style-name="P4">This is easily fixed by reducing it something like 32 or even less.</text:p>
      <text:p text:style-name="P4"/>
      <text:p text:style-name="P3">[INSERT SCREENSHOT]</text:p>
      <text:p text:style-name="P4"/>
      <text:p text:style-name="P4">You can also change the position of the dock, bumping it to the right or shifting it to the bottom.</text:p>
      <text:p text:style-name="P4"/>
      <text:p text:style-name="P4">We recommend installing the GNOME Tweaks tool to add some extra options you won't find included as part of GNOME.</text:p>
      <text:p text:style-name="P4"/>
      <text:p text:style-name="P4">That is easily done by running:</text:p>
      <text:p text:style-name="P4"/>
      <text:p text:style-name="P5">$ sudo apt install gnome-tweaks</text:p>
      <text:p text:style-name="P4"/>
      <text:p text:style-name="P4">The best thing we've found so far about Jammy is its raw response times - it is just so nimble!</text:p>
      <text:p text:style-name="P4"/>
      <text:p text:style-name="P4">Everything from navigating inside GNOME to file management and performing intensive tasks - Jammy doesn't miss a step.</text:p>
      <text:p text:style-name="P4"/>
      <text:p text:style-name="P4">We are running Jammy on very modest hardware with only a dual-core AMD CPU and 4GB RAM.</text:p>
      <text:p text:style-name="P4"/>
      <text:p text:style-name="P4">Considering most modest systems now have at least 8-16GB RAM, these are extremely thin specifications.</text:p>
      <text:p text:style-name="P4"/>
      <text:p text:style-name="P4">Jammy uses about 700MB of memory post-boot.</text:p>
      <text:p text:style-name="P4"/>
      <text:p text:style-name="P4">After a few tasks are performed and the cache is triggered it bumps idle memory use to somewhere between 900MB to 1GB.</text:p>
      <text:p text:style-name="P4"/>
      <text:p text:style-name="P4">For a modern Linux operating system of this high caliber, these are very good numbers on such modest hardware.</text:p>
      <text:p text:style-name="P4"/>
      <text:p text:style-name="P3">[INSERT SCREENSHOT]</text:p>
      <text:p text:style-name="P4"/>
      <text:p text:style-name="P4">Jammy has everything you could want from a Linux operating system, plus more.</text:p>
      <text:p text:style-name="P4"/>
      <text:p text:style-name="P4">It impressed us in every way.</text:p>
      <text:p text:style-name="P4"/>
      <text:p text:style-name="P4">For one reason or another, some people love to hate the Ubuntu-brand and no matter how good a particular version is they will never give it credit.</text:p>
      <text:p text:style-name="P4"/>
      <text:p text:style-name="P4"><text:soft-page-break/>It's fanboy mentality which we don't have much time for, to be frank.</text:p>
      <text:p text:style-name="P4"/>
      <text:p text:style-name="P4">With two decades of Linux experience, we are beyond that kind of thinking.</text:p>
      <text:p text:style-name="P4"/>
      <text:p text:style-name="P4">This version will put the fanboys on notice, with Jammy setting a new benchmark for desktop Lin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Italic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hris McGimpsey-Jones</meta:initial-creator>
    <meta:creation-date>2022-03-24T09:52:42.02</meta:creation-date>
    <dc:date>2022-04-29T14:54:07.76</dc:date>
    <dc:creator>Chris McGimpsey-Jones</dc:creator>
    <meta:editing-duration>PT13H34M17S</meta:editing-duration>
    <meta:editing-cycles>151</meta:editing-cycles>
    <meta:generator>OpenOffice/4.1.11$Win32 OpenOffice.org_project/4111m1$Build-9808</meta:generator>
    <meta:document-statistic meta:table-count="0" meta:image-count="0" meta:object-count="0" meta:page-count="4" meta:paragraph-count="77" meta:word-count="1110" meta:character-count="6618"/>
  </office:meta>
</office:document-meta>
</file>